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78f0" officeooo:paragraph-rsid="001b78f0"/>
    </style:style>
    <style:style style:name="P2" style:family="paragraph" style:parent-style-name="Standard">
      <style:text-properties fo:font-variant="normal" fo:text-transform="none" fo:color="#444444" style:font-name="Helvetica Neue" fo:font-size="9.75pt" fo:letter-spacing="normal" fo:font-style="normal" fo:font-weight="normal" officeooo:rsid="001b78f0" officeooo:paragraph-rsid="001b78f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diactividad natural:</text:p>
      <text:p text:style-name="P1"/>
      <text:p text:style-name="P1">Rayos cósmicos: aumentan con la altitud (por el efecto absorbente de la atmósfera). El campo magnético de la tierra desvía estos rayos cósmicos a latitudes altas, por lo que también aumentan con la latitud.</text:p>
      <text:p text:style-name="P1"/>
      <text:p text:style-name="P2">La otra gran contribución al fondo radiactivo natural proviene de los rayos gamma emitidos por núcleos radiactivos presentes en la corteza terrestre. Las rocas ígneas (granito, basalto…) presentan un nivel de radiactividad importante, superior al de la mayoría de las rocas sedimentarias, aunque la pizarra, por ejemplo, también suele tener un cierto componente radiactivo.</text:p>
      <text:p text:style-name="P2"/>
      <text:p text:style-name="P2"><text:a xlink:type="simple" xlink:href="https://desayunoconfotones.org/2015/09/24/la-espana-radiactiva/" text:style-name="Internet_20_link" text:visited-style-name="Visited_20_Internet_20_Link">https://desayunoconfotones.org/2015/09/24/la-espana-radiactiva/</text:a></text:p>
      <text:p text:style-name="P2"/>
      <text:p text:style-name="P2">ideas: hacer alguna gráfica de la radiactividad natural en España. Comparar con otros países.</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5T09:30:53.915651078</meta:creation-date>
    <dc:date>2018-10-05T09:41:27.508421677</dc:date>
    <meta:editing-duration>PT23S</meta:editing-duration>
    <meta:editing-cycles>1</meta:editing-cycles>
    <meta:document-statistic meta:table-count="0" meta:image-count="0" meta:object-count="0" meta:page-count="1" meta:paragraph-count="5" meta:word-count="105" meta:character-count="757" meta:non-whitespace-character-count="657"/>
    <meta:generator>LibreOffice/5.1.6.2$Linux_X86_64 LibreOffice_project/10m0$Build-2</meta:generator>
  </office:meta>
</office:document-meta>
</file>